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1.15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61.05mm"/>
    </style:style>
    <style:style style:name="co9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20.99mm"/>
    </style:style>
    <style:style style:name="co14" style:family="table-column">
      <style:table-column-properties fo:break-before="auto" style:column-width="17.92mm"/>
    </style:style>
    <style:style style:name="co15" style:family="table-column">
      <style:table-column-properties fo:break-before="auto" style:column-width="46.2mm"/>
    </style:style>
    <style:style style:name="co16" style:family="table-column">
      <style:table-column-properties fo:break-before="auto" style:column-width="57.79mm"/>
    </style:style>
    <style:style style:name="co17" style:family="table-column">
      <style:table-column-properties fo:break-before="auto" style:column-width="41.33mm"/>
    </style:style>
    <style:style style:name="co18" style:family="table-column">
      <style:table-column-properties fo:break-before="auto" style:column-width="37.71mm"/>
    </style:style>
    <style:style style:name="co19" style:family="table-column">
      <style:table-column-properties fo:break-before="auto" style:column-width="95.46mm"/>
    </style:style>
    <style:style style:name="co20" style:family="table-column">
      <style:table-column-properties fo:break-before="auto" style:column-width="43.13mm"/>
    </style:style>
    <style:style style:name="co21" style:family="table-column">
      <style:table-column-properties fo:break-before="auto" style:column-width="44.24mm"/>
    </style:style>
    <style:style style:name="co22" style:family="table-column">
      <style:table-column-properties fo:break-before="auto" style:column-width="42.25mm"/>
    </style:style>
    <style:style style:name="co23" style:family="table-column">
      <style:table-column-properties fo:break-before="auto" style:column-width="59.58mm"/>
    </style:style>
    <style:style style:name="co24" style:family="table-column">
      <style:table-column-properties fo:break-before="auto" style:column-width="167.36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52.03mm"/>
    </style:style>
    <style:style style:name="co27" style:family="table-column">
      <style:table-column-properties fo:break-before="auto" style:column-width="45.09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60.7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48.4mm"/>
    </style:style>
    <style:style style:name="co33" style:family="table-column">
      <style:table-column-properties fo:break-before="auto" style:column-width="36.41mm"/>
    </style:style>
    <style:style style:name="co34" style:family="table-column">
      <style:table-column-properties fo:break-before="auto" style:column-width="82.6mm"/>
    </style:style>
    <style:style style:name="co35" style:family="table-column">
      <style:table-column-properties fo:break-before="auto" style:column-width="58.01mm"/>
    </style:style>
    <style:style style:name="co36" style:family="table-column">
      <style:table-column-properties fo:break-before="auto" style:column-width="59.92mm"/>
    </style:style>
    <style:style style:name="co37" style:family="table-column">
      <style:table-column-properties fo:break-before="auto" style:column-width="72.88mm"/>
    </style:style>
    <style:style style:name="co38" style:family="table-column">
      <style:table-column-properties fo:break-before="auto" style:column-width="40.8mm"/>
    </style:style>
    <style:style style:name="co39" style:family="table-column">
      <style:table-column-properties fo:break-before="auto" style:column-width="48.68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96.61mm"/>
    </style:style>
    <style:style style:name="co43" style:family="table-column">
      <style:table-column-properties fo:break-before="auto" style:column-width="27.73mm"/>
    </style:style>
    <style:style style:name="co44" style:family="table-column">
      <style:table-column-properties fo:break-before="auto" style:column-width="33.07mm"/>
    </style:style>
    <style:style style:name="co45" style:family="table-column">
      <style:table-column-properties fo:break-before="auto" style:column-width="88.74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49mm"/>
    </style:style>
    <style:style style:name="co48" style:family="table-column">
      <style:table-column-properties fo:break-before="auto" style:column-width="63.84mm"/>
    </style:style>
    <style:style style:name="co49" style:family="table-column">
      <style:table-column-properties fo:break-before="auto" style:column-width="64.8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22.44mm"/>
    </style:style>
    <style:style style:name="co52" style:family="table-column">
      <style:table-column-properties fo:break-before="auto" style:column-width="59.35mm"/>
    </style:style>
    <style:style style:name="co53" style:family="table-column">
      <style:table-column-properties fo:break-before="auto" style:column-width="77.45mm"/>
    </style:style>
    <style:style style:name="co54" style:family="table-column">
      <style:table-column-properties fo:break-before="auto" style:column-width="37.6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6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9" style:family="table-cell" style:parent-style-name="Normal_20_2_20_2" style:data-style-name="N1">
      <style:table-cell-properties style:rotation-align="none"/>
    </style:style>
    <style:style style:name="ce10" style:family="table-cell" style:parent-style-name="Normal_20_5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2"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S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sirsid</text:p>
          </table:table-cell>
          <table:table-cell table:style-name="ce23" office:value-type="string" calcext:value-type="string">
            <text:p>VARCHAR(255)</text:p>
          </table:table-cell>
          <table:table-cell table:number-columns-repeated="12"/>
        </table:table-row>
      </table:table>
      <table:table table:name="02_descriptionsystem" table:style-name="ta2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55" table:default-cell-style-name="ce23"/>
        <table:table-column table:style-name="co13" table:number-columns-repeated="957" table:default-cell-style-name="Default"/>
        <table:table-column table:style-name="co14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5" table:number-columns-repeated="13" table:default-cell-style-name="ce23"/>
        <table:table-column table:style-name="co13" table:number-columns-repeated="51" table:default-cell-style-name="ce23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table:table-column table:style-name="co11" table:number-columns-repeated="3" table:default-cell-style-name="ce4"/>
        <table:table-column table:style-name="co4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48" table:default-cell-style-name="ce4"/>
        <table:table-column table:style-name="co25" table:number-columns-repeated="96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0"/>
          <table:table-cell table:number-columns-repeated="96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47"/>
          <table:table-cell table:number-columns-repeated="963"/>
        </table:table-row>
        <table:table-row table:style-name="ro3">
          <table:table-cell office:value-type="string" calcext:value-type="string">
            <text:p>deficiency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id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 table:style-name="ce7"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 table:style-name="ce7"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Berme supérieur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Ouvrage de couronnement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7" office:value-type="string" calcext:value-type="string">
            <text:p>RefCategorieDesordre:1</text:p>
          </table:table-cell>
          <table:table-cell/>
          <table:table-cell table:style-name="ce7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7" office:value-type="string" calcext:value-type="string">
            <text:p>RefCategorieDesordre:2</text:p>
          </table:table-cell>
          <table:table-cell/>
          <table:table-cell table:style-name="ce7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7" office:value-type="string" calcext:value-type="string">
            <text:p>RefCategorieDesordre:3</text:p>
          </table:table-cell>
          <table:table-cell/>
          <table:table-cell table:style-name="ce7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7" office:value-type="string" calcext:value-type="string">
            <text:p>RefCategorieDesordre:4</text:p>
          </table:table-cell>
          <table:table-cell/>
          <table:table-cell table:style-name="ce7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7" office:value-type="string" calcext:value-type="string">
            <text:p>RefCategorieDesordre:5</text:p>
          </table:table-cell>
          <table:table-cell/>
          <table:table-cell table:style-name="ce7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7" office:value-type="string" calcext:value-type="string">
            <text:p>RefCategorieDesordre:6</text:p>
          </table:table-cell>
          <table:table-cell/>
          <table:table-cell table:style-name="ce7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ategorieDesordre:7</text:p>
          </table:table-cell>
          <table:table-cell/>
          <table:table-cell table:style-name="ce7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7" office:value-type="string" calcext:value-type="string">
            <text:p>RefTypeDesordre: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7" office:value-type="string" calcext:value-type="string">
            <text:p>RefTypeDesordre:10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7" office:value-type="string" calcext:value-type="string">
            <text:p>RefTypeDesordre:1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7" office:value-type="string" calcext:value-type="string">
            <text:p>RefTypeDesordre:1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7" office:value-type="string" calcext:value-type="string">
            <text:p>RefTypeDesordre:1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7" office:value-type="string" calcext:value-type="string">
            <text:p>RefTypeDesordre:1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ropiques</text:p>
          </table:table-cell>
          <table:table-cell table:style-name="Default"/>
          <table:table-cell table:style-name="ce7" office:value-type="string" calcext:value-type="string">
            <text:p>RefTypeDesordre:15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7" office:value-type="string" calcext:value-type="string">
            <text:p>RefTypeDesordre:16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7" office:value-type="string" calcext:value-type="string">
            <text:p>RefTypeDesordre:17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5" office:value-type="string" calcext:value-type="string">
            <text:p>Absence de végétaion</text:p>
          </table:table-cell>
          <table:table-cell table:style-name="Default"/>
          <table:table-cell table:style-name="ce7" office:value-type="string" calcext:value-type="string">
            <text:p>RefTypeDesordre:1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7" office:value-type="string" calcext:value-type="string">
            <text:p>RefTypeDesordre:1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7" office:value-type="string" calcext:value-type="string">
            <text:p>RefTypeDesordre: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7" office:value-type="string" calcext:value-type="string">
            <text:p>RefTypeDesordre:2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7" office:value-type="string" calcext:value-type="string">
            <text:p>RefTypeDesordre:2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7" office:value-type="string" calcext:value-type="string">
            <text:p>RefTypeDesordre:22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7" office:value-type="string" calcext:value-type="string">
            <text:p>RefTypeDesordre:23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7" office:value-type="string" calcext:value-type="string">
            <text:p>RefTypeDesordre:2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7" office:value-type="string" calcext:value-type="string">
            <text:p>RefTypeDesordre:25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7" office:value-type="string" calcext:value-type="string">
            <text:p>RefTypeDesordre:2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7" office:value-type="string" calcext:value-type="string">
            <text:p>RefTypeDesordre:27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7" office:value-type="string" calcext:value-type="string">
            <text:p>RefTypeDesordre:2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7" office:value-type="string" calcext:value-type="string">
            <text:p>RefTypeDesordre:29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7" office:value-type="string" calcext:value-type="string">
            <text:p>RefTypeDesordre:3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7" office:value-type="string" calcext:value-type="string">
            <text:p>RefTypeDesordre:30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7" office:value-type="string" calcext:value-type="string">
            <text:p>RefTypeDesordre:31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7" office:value-type="string" calcext:value-type="string">
            <text:p>RefTypeDesordre:3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7" office:value-type="string" calcext:value-type="string">
            <text:p>RefTypeDesordre:3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7" office:value-type="string" calcext:value-type="string">
            <text:p>RefTypeDesordre:3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7" office:value-type="string" calcext:value-type="string">
            <text:p>RefTypeDesordre:3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7" office:value-type="string" calcext:value-type="string">
            <text:p>RefTypeDesordre:3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7" office:value-type="string" calcext:value-type="string">
            <text:p>RefTypeDesordre:37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7" office:value-type="string" calcext:value-type="string">
            <text:p>RefTypeDesordre:3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7" office:value-type="string" calcext:value-type="string">
            <text:p>RefTypeDesordre:3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7" office:value-type="string" calcext:value-type="string">
            <text:p>RefTypeDesordre: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7" office:value-type="string" calcext:value-type="string">
            <text:p>RefTypeDesordre:4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7" office:value-type="string" calcext:value-type="string">
            <text:p>RefTypeDesordre:4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7" office:value-type="string" calcext:value-type="string">
            <text:p>RefTypeDesordre:4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7" office:value-type="string" calcext:value-type="string">
            <text:p>RefTypeDesordre:43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7" office:value-type="string" calcext:value-type="string">
            <text:p>RefTypeDesordre:4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7" office:value-type="string" calcext:value-type="string">
            <text:p>RefTypeDesordre:4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7" office:value-type="string" calcext:value-type="string">
            <text:p>RefTypeDesordre:46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7" office:value-type="string" calcext:value-type="string">
            <text:p>RefTypeDesordre:4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7" office:value-type="string" calcext:value-type="string">
            <text:p>RefTypeDesordre:4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7" office:value-type="string" calcext:value-type="string">
            <text:p>RefTypeDesordre:4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Glissement, affaissement, tassement</text:p>
          </table:table-cell>
          <table:table-cell table:style-name="Default"/>
          <table:table-cell table:style-name="ce7" office:value-type="string" calcext:value-type="string">
            <text:p>RefTypeDesordre:5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Vide important (enrochement, maçonné)</text:p>
          </table:table-cell>
          <table:table-cell table:style-name="Default"/>
          <table:table-cell table:style-name="ce7" office:value-type="string" calcext:value-type="string">
            <text:p>RefTypeDesordre:5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7" office:value-type="string" calcext:value-type="string">
            <text:p>RefTypeDesordre:5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7" office:value-type="string" calcext:value-type="string">
            <text:p>RefTypeDesordre:5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7" office:value-type="string" calcext:value-type="string">
            <text:p>RefTypeDesordre:5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7" office:value-type="string" calcext:value-type="string">
            <text:p>RefTypeDesordre:5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7" office:value-type="string" calcext:value-type="string">
            <text:p>RefTypeDesordre:55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7" office:value-type="string" calcext:value-type="string">
            <text:p>RefTypeDesordre:5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7" office:value-type="string" calcext:value-type="string">
            <text:p>RefTypeDesordre:57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7" office:value-type="string" calcext:value-type="string">
            <text:p>RefTypeDesordre:58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7" office:value-type="string" calcext:value-type="string">
            <text:p>RefTypeDesordre:59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7" office:value-type="string" calcext:value-type="string">
            <text:p>RefTypeDesordre:6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7" office:value-type="string" calcext:value-type="string">
            <text:p>RefTypeDesordre:60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7" office:value-type="string" calcext:value-type="string">
            <text:p>RefTypeDesordre:61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2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5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7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eficiencysub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AP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PPE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3" table:number-columns-repeated="51" table:default-cell-style-name="ce23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office:forms form:automatic-focus="false" form:apply-design-mode="false"/>
        <table:table-column table:style-name="co32" table:default-cell-style-name="ce4"/>
        <table:table-column table:style-name="co33" table:number-columns-repeated="2" table:default-cell-style-name="ce4"/>
        <table:table-column table:style-name="co4" table:default-cell-style-name="ce4"/>
        <table:table-column table:style-name="co33" table:default-cell-style-name="ce4"/>
        <table:table-column table:style-name="co4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4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BTD</text:p>
          </table:table-cell>
          <table:table-cell office:value-type="string" calcext:value-type="string">
            <text:p>['OUH']</text:p>
          </table:table-cell>
          <table:table-cell table:style-name="Default" office:value-type="string" calcext:value-type="string">
            <text:p>Batardeau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office:forms form:automatic-focus="false" form:apply-design-mode="false"/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3"/>
        <table:table-column table:style-name="co6" table:default-cell-style-name="ce3"/>
        <table:table-column table:style-name="co36" table:default-cell-style-name="ce3"/>
        <table:table-column table:style-name="co6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lastobservation" table:style-name="ta2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ficiencynow AS (SELECT <text:s/>deficiency.*, object.datetimedestruction AS defdatetimedestruc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FROM deficiency INNER JOIN object ON deficiency.lpk_object = object.pk_object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WHERE object.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observationnow AS (SELECT <text:s/>observation.*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( SELECT MIN(observationnowp.datetimeobservation) As datecreationtem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FROM observation as observationnow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WHERE observation.lid_deficiency = <text:s/>observationnowp.lid_deficiency AND observationnowp.datetimeobservation &gt; observation.datetimeobserva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) AS datetimedestructiontem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FROM observation INNER JOIN object ON object.pk_object = observation.lpk_obj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WHERE 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revisionmax As (SELECT MAX(pk_revision) as revisionmm FROM revision) <text:s text:c="3"/>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equipmenttemp AS (SELECT * FROM equipmen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descriptionsystem ON equipment.lpk_descriptionsystem = descriptionsystem.pk_descriptionsyste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object ON object.pk_object = descriptionsystem.l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WHERE lpk_revision_end IS NUL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observationnow.*,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deficiencynow.*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SELECT revisionmax.revisionmm FROM revisionmax) as lpk_revision_begin,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NULL AS lpk_revision_end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observationnow.datetimeobservation AS datetimecrea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CASE WHEN observationnow.datetimedestructiontemp IS NULL THEN deficiencynow.defdatetimedestruction <text:s/>ELSE observationnow.datetimedestructiontemp END) AS datetimedestruc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ject.comment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equipmenttemp.id_equip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now ON observationnow.lid_deficiency = deficiencynow.id_deficiency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 ON deficiency.pk_deficiency = deficiencynow.pk_deficienc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object ON observationnow.lpk_object = object.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LEFT JOIN equipmenttemp ON deficiencynow.lid_descriptionsystem = equipmenttemp.id_descriptionsystem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#SPATIALINDEX</text:p>
          </table:table-cell>
          <table:table-cell table:style-name="ce23" office:value-type="string" calcext:value-type="string">
            <text:p>NO</text:p>
          </table:table-cell>
          <table:table-cell table:style-name="ce23" table:number-columns-repeated="62"/>
        </table:table-row>
        <table:table-row table:style-name="ro1">
          <table:table-cell table:style-name="ce23" office:value-type="string" calcext:value-type="string">
            <text:p>#SHOW</text:p>
          </table:table-cell>
          <table:table-cell table:style-name="ce23" office:value-type="string" calcext:value-type="string">
            <text:p>NO</text:p>
          </table:table-cell>
          <table:table-cell table:style-name="ce23" table:number-columns-repeated="6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pk_lastobservation</text:p>
          </table:table-cell>
          <table:table-cell table:style-name="ce23" office:value-type="string" calcext:value-type="string">
            <text:p>SERIAL PRIMARY KE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om</text:p>
          </table:table-cell>
          <table:table-cell table:style-name="ce22" office:value-type="string" calcext:value-type="string">
            <text:p>LINESTRING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1:57:32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7</meta:editing-cycles>
    <meta:creation-date>2019-04-16T08:05:59</meta:creation-date>
    <dc:date>2020-11-12T12:07:14.110000000</dc:date>
    <dc:language>fr-FR</dc:language>
    <meta:editing-duration>PT8H32M2S</meta:editing-duration>
    <meta:generator>LibreOffice/6.2.8.2$Windows_X86_64 LibreOffice_project/f82ddfca21ebc1e222a662a32b25c0c9d20169ee</meta:generator>
    <meta:document-statistic meta:table-count="12" meta:cell-count="20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